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R10" svg:font-family="CMR10" style:font-family-generic="roman" style:font-pitch="variable"/>
    <style:font-face style:name="CMTI10" svg:font-family="CMTI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29f" officeooo:paragraph-rsid="001c929f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font-name="CMR10" fo:font-size="10pt" style:font-size-asian="10pt"/>
    </style:style>
    <style:style style:name="T2" style:family="text">
      <style:text-properties style:font-name="CMTI10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os tópicos que devem ser abordados no tópico de análise dinâmica.</text:p>
      <text:p text:style-name="P1"/>
      <text:p text:style-name="P1"/>
      <text:p text:style-name="P1">Os trabalhos consultados abordaram de forma geral e modelagem dinâmica do sistema nos tópicos abaixo. </text:p>
      <text:p text:style-name="P1"/>
      <text:p text:style-name="P1">Ao ler os trabalhos e pensar melhor haverá de ter uma sessão para sistemas de controle. </text:p>
      <text:p text:style-name="P1"/>
      <text:p text:style-name="P1">Interessante saber para citar no desenvolvimento, como o sistema está modelado no MATLAB. </text:p>
      <text:p text:style-name="P1"/>
      <text:p text:style-name="P1">1. Sistema de coordenadas</text:p>
      <text:p text:style-name="P1">Para se trabalhar com veiculos espacias há de se definir sistemas de coordenadas para conseguir se orientar e saber a posição do veículo, assim nesse caso precisamos definir dois referenciais, um referencial global e um fixo no corpo do veículo.</text:p>
      <text:p text:style-name="P1">*****Divagar sobre a definição do sistema de referência********</text:p>
      <text:p text:style-name="P1">1.1 Variáveis de estado(OGATA, 2010)</text:p>
      <text:p text:style-name="P1">Na modelagem controle e simulação de um sistema dinâmico, as variáveis que constituem o menor conjunto capaz de definir o estado desse sistema sâo chamadas de variaveis de estado.</text:p>
      <text:p text:style-name="P1">1.2 Matrizes de rotação</text:p>
      <text:p text:style-name="P1">Matrizes de rotação do sistema inercial para o sistema global</text:p>
      <text:p text:style-name="P1">1.3 Configuração do veiculo(Onde as forças estão atuando, talvez calcular os momentos)</text:p>
      <text:p text:style-name="P1">Talvez explicar a geração de susten</text:p>
      <text:p text:style-name="P1">1.4 Newton Euler para modelar as equações de movimento linear e angular. Simplificado.</text:p>
      <text:p text:style-name="P1"/>
      <text:p text:style-name="P1"/>
      <text:p text:style-name="P1">Referências retiradas dos trabalhos:</text:p>
      <text:p text:style-name="P1"/>
      <text:p text:style-name="P2"><text:span text:style-name="T1">Cai, G., Chen, B.M., and Lee, T.H. (2011). </text:span><text:span text:style-name="T2">Unmanned</text:span></text:p>
      <text:p text:style-name="P2"><text:span text:style-name="T2">Rotorcraft Systems</text:span><text:span text:style-name="T1">. Springer London. doi:10.1007/</text:span></text:p>
      <text:p text:style-name="P1"><text:span text:style-name="T1">978-0-85729-635-1.</text:span></text:p>
      <text:p text:style-name="P1"><text:span text:style-name="T1">OGATA, 2010</text:span></text:p>
      <text:p text:style-name="P1"><text:span text:style-name="T1">QUADROTOR PROTOTYPE, Domingues, J. M.B</text:span></text:p>
      <text:p text:style-name="P1"><text:span text:style-name="T1">França; Matsumura, 2011Mecanica geral com introdução a mecanica analitica</text:span></text:p>
      <text:p text:style-name="P1"><text:span text:style-name="T1">Hibbler, (NEWTON-EULER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R10" svg:font-family="CMR10" style:font-family-generic="roman" style:font-pitch="variable"/>
    <style:font-face style:name="CMTI10" svg:font-family="CMTI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8T18:52:31.212000000</meta:creation-date>
    <dc:date>2022-10-08T20:08:14.798000000</dc:date>
    <meta:editing-duration>PT1H15M43S</meta:editing-duration>
    <meta:editing-cycles>1</meta:editing-cycles>
    <meta:document-statistic meta:table-count="0" meta:image-count="0" meta:object-count="0" meta:page-count="1" meta:paragraph-count="22" meta:word-count="224" meta:character-count="1491" meta:non-whitespace-character-count="1286"/>
    <meta:generator>LibreOffice/7.4.1.2$Windows_X86_64 LibreOffice_project/3c58a8f3a960df8bc8fd77b461821e42c061c5f0</meta:generator>
  </office:meta>
</office:document-meta>
</file>